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3.775cm"/>
    </style:style>
    <style:style style:name="co14" style:family="table-column">
      <style:table-column-properties fo:break-before="auto" style:column-width="3.027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0.515cm"/>
    </style:style>
    <style:style style:name="co17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2.547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0.409cm"/>
    </style:style>
    <style:style style:name="co21" style:family="table-column">
      <style:table-column-properties fo:break-before="auto" style:column-width="1.3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99cm"/>
    </style:style>
    <style:style style:name="co24" style:family="table-column">
      <style:table-column-properties fo:break-before="auto" style:column-width="0.57cm"/>
    </style:style>
    <style:style style:name="co25" style:family="table-column">
      <style:table-column-properties fo:break-before="auto" style:column-width="0.889cm"/>
    </style:style>
    <style:style style:name="co26" style:family="table-column">
      <style:table-column-properties fo:break-before="auto" style:column-width="3.348cm"/>
    </style:style>
    <style:style style:name="co27" style:family="table-column">
      <style:table-column-properties fo:break-before="auto" style:column-width="3.473cm"/>
    </style:style>
    <style:style style:name="co28" style:family="table-column">
      <style:table-column-properties fo:break-before="auto" style:column-width="0.445cm"/>
    </style:style>
    <style:style style:name="co29" style:family="table-column">
      <style:table-column-properties fo:break-before="auto" style:column-width="1.032cm"/>
    </style:style>
    <style:style style:name="co30" style:family="table-column">
      <style:table-column-properties fo:break-before="auto" style:column-width="3.062cm"/>
    </style:style>
    <style:style style:name="co31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1"/>
    <style:style style:name="ce4" style:family="table-cell" style:parent-style-name="Default" style:data-style-name="N3"/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4"/>
    <style:style style:name="ce8" style:family="table-cell" style:parent-style-name="Default" style:data-style-name="N113"/>
    <style:style style:name="ce9" style:family="table-cell" style:parent-style-name="Default" style:data-style-name="N114"/>
    <style:style style:name="ce28" style:family="table-cell" style:parent-style-name="Default" style:data-style-name="N81"/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32" style:family="table-cell" style:parent-style-name="Default" style:data-style-name="N111"/>
    <style:style style:name="ce33" style:family="table-cell" style:parent-style-name="Default" style:data-style-name="N3"/>
    <style:style style:name="ce34" style:family="table-cell" style:parent-style-name="Default" style:data-style-name="N112"/>
    <style:style style:name="ce35" style:family="table-cell" style:parent-style-name="Default" style:data-style-name="N115"/>
    <style:style style:name="ce36" style:family="table-cell" style:parent-style-name="Default" style:data-style-name="N4"/>
    <style:style style:name="ce40" style:family="table-cell" style:parent-style-name="Default" style:data-style-name="N113"/>
    <style:style style:name="ce41" style:family="table-cell" style:parent-style-name="Default" style:data-style-name="N114"/>
    <style:style style:name="ce48" style:family="table-cell" style:parent-style-name="Default" style:data-style-name="N81"/>
    <style:style style:name="ce19" style:family="table-cell" style:parent-style-name="Default" style:data-style-name="N111"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Default" style:data-style-name="N112">
      <style:text-properties fo:font-style="italic" style:font-style-asian="italic" style:font-style-complex="italic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5">
      <style:text-properties fo:font-style="italic" style:font-style-asian="italic" style:font-style-complex="italic"/>
    </style:style>
    <style:style style:name="ce24" style:family="table-cell" style:parent-style-name="Default" style:data-style-name="N113">
      <style:text-properties fo:font-style="italic" style:font-style-asian="italic" style:font-style-complex="italic"/>
    </style:style>
    <style:style style:name="ce25" style:family="table-cell" style:parent-style-name="Default" style:data-style-name="N4">
      <style:text-properties fo:font-style="italic" style:font-style-asian="italic" style:font-style-complex="italic"/>
    </style:style>
    <style:style style:name="ce26" style:family="table-cell" style:parent-style-name="Default" style:data-style-name="N114">
      <style:text-properties fo:font-style="italic" style:font-style-asian="italic" style:font-style-complex="italic"/>
    </style:style>
    <style:style style:name="ce27" style:family="table-cell" style:parent-style-name="Default" style:data-style-name="N112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7" style:family="table-cell" style:parent-style-name="Default" style:data-style-name="N112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8" style:family="table-cell" style:parent-style-name="Default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9" style:family="table-cell" style:parent-style-name="Default">
      <style:text-properties style:font-name="Liberation Sans1" fo:font-style="italic" style:font-style-asian="italic" style:font-style-complex="italic"/>
    </style:style>
    <style:style style:name="ce4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12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 style:data-style-name="N11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 style:data-style-name="N112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0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1" style:family="table-cell" style:parent-style-name="Default" style:data-style-name="N112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3" style:family="table-cell" style:parent-style-name="Default" style:data-style-name="N112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4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96" style:family="table-cell" style:parent-style-name="Default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0" style:family="table-cell" style:parent-style-name="Default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</style:style>
    <style:style style:name="ce10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11" style:family="table-cell" style:parent-style-name="Default">
      <style:table-cell-properties fo:border-bottom="none" fo:border-left="none" fo:border-right="0.74pt solid #000000" fo:border-top="none"/>
    </style:style>
    <style:style style:name="ce112" style:family="table-cell" style:parent-style-name="Default">
      <style:table-cell-properties fo:border-bottom="none" fo:border-left="none" fo:border-right="0.74pt solid #000000" fo:border-top="none"/>
      <style:text-properties style:font-name="Liberation Sans1"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 style:data-style-name="N112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74pt solid #000000" fo:border-left="0.74pt solid #000000" fo:border-right="none" fo:border-top="none"/>
    </style:style>
    <style:style style:name="ce119" style:family="table-cell" style:parent-style-name="Default">
      <style:table-cell-properties fo:border="none"/>
    </style:style>
    <style:style style:name="ce120" style:family="table-cell" style:parent-style-name="Default" style:data-style-name="N3">
      <style:table-cell-properties fo:border="none"/>
      <style:text-properties fo:font-style="italic" style:font-style-asian="italic" style:font-style-complex="italic"/>
    </style:style>
    <style:style style:name="ce121" style:family="table-cell" style:parent-style-name="Default" style:data-style-name="N3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</style:style>
    <style:style style:name="ce157" style:family="table-cell" style:parent-style-name="Default">
      <style:table-cell-properties fo:border-bottom="0.74pt solid #000000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47" style:family="table-cell" style:parent-style-name="Default">
      <style:text-properties fo:font-weight="bold" style:font-weight-asian="bold" style:font-weight-complex="bold"/>
      <style:map style:condition="is-true-formula([.$Q$13]=[.$L$24])" style:apply-style-name="Red_20_BG" style:base-cell-address="Calculators.Q13"/>
    </style:style>
    <style:style style:name="ce148" style:family="table-cell" style:parent-style-name="Default" style:data-style-name="N112">
      <style:text-properties fo:font-style="italic" style:font-style-asian="italic" style:font-style-complex="italic"/>
      <style:map style:condition="is-true-formula([.$Q$19]&lt;=[.$B$24])" style:apply-style-name="Red_20_BG" style:base-cell-address="Calculators.Q19"/>
    </style:style>
    <style:style style:name="ce149" style:family="table-cell" style:parent-style-name="Default" style:data-style-name="N112">
      <style:table-cell-properties fo:border="none"/>
      <style:text-properties fo:font-style="italic" style:font-style-asian="italic" style:font-style-complex="italic"/>
    </style:style>
    <style:style style:name="ce161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2" style:family="table-cell" style:parent-style-name="Default">
      <style:text-properties fo:font-style="italic" style:font-style-asian="italic" style:font-style-complex="italic"/>
      <style:map style:condition="is-true-formula([.$Q$19]&lt;=[.$B$24])" style:apply-style-name="Red_20_BG" style:base-cell-address="Calculators.Q19"/>
    </style:style>
    <style:style style:name="ce163" style:family="table-cell" style:parent-style-name="Default">
      <style:table-cell-properties fo:border-bottom="0.74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6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[.$Q$19]&lt;=[.$B$24])" style:apply-style-name="Red_20_BG" style:base-cell-address="Calculators.Q19"/>
    </style:style>
    <style:style style:name="ce165" style:family="table-cell" style:parent-style-name="Default">
      <style:table-cell-properties fo:border-bottom="0.74pt solid #000000" fo:border-left="none" fo:border-right="0.74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71" style:family="table-cell" style:parent-style-name="Default">
      <style:map style:condition="is-true-formula(OR([.$G$16]&lt;[.$B$24];[.$G$15]&gt;[.$B$15]))" style:apply-style-name="Red_20_BG" style:base-cell-address="Calculators.G5"/>
    </style:style>
    <style:style style:name="T1" style:family="text">
      <style:text-properties style:font-name="Liberation Sans2"/>
    </style:style>
  </office:automatic-styles>
  <office:body>
    <office:spreadsheet>
      <table:content-validations>
        <table:content-validation table:name="val1" table:condition="of:cell-content-is-in-list([$'Kerbol System'.$A$2:$'Kerbol System'.$A$18])" table:allow-empty-cell="false" table:display-list="unsorted" table:base-cell-address="Gameplay.B1">
          <table:error-message table:message-type="stop" table:display="true"/>
        </table:content-validation>
        <table:content-validation table:name="val2" table:condition="of:cell-content-is-in-list([$Gameplay.$A$7:$Gameplay.$A$9])" table:allow-empty-cell="true" table:display-list="unsorted" table:base-cell-address="Calculators.L4">
          <table:error-message table:message-type="stop" table:display="true"/>
        </table:content-validation>
        <table:content-validation table:name="val3" table:condition="of:cell-content-is-in-list([$Gameplay.$A$2:$Gameplay.$A$9])" table:allow-empty-cell="true" table:display-list="unsorted" table:base-cell-address="Calculators.L11">
          <table:error-message table:message-type="stop" table:display="true"/>
        </table:content-validation>
      </table:content-validations>
      <table:table table:name="Kerbol System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" table:default-cell-style-name="ce33"/>
        <table:table-column table:style-name="co2" table:default-cell-style-name="ce34"/>
        <table:table-column table:style-name="co3" table:default-cell-style-name="ce34"/>
        <table:table-column table:style-name="co4" table:default-cell-style-name="ce36"/>
        <table:table-column table:style-name="co1" table:default-cell-style-name="ce40"/>
        <table:table-column table:style-name="co5" table:default-cell-style-name="ce41"/>
        <table:table-column table:style-name="co6" table:default-cell-style-name="ce41"/>
        <table:table-column table:style-name="co1" table:default-cell-style-name="ce41"/>
        <table:table-column table:style-name="co1" table:default-cell-style-name="ce35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Parent 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 office:value-type="string" calcext:value-type="string">
            <text:p>Atm. Height</text:p>
          </table:table-cell>
          <table:table-cell office:value-type="string" calcext:value-type="string">
            <text:p>Obstacle Ht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/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35" office:value-type="float" office:value="0" calcext:value-type="float">
            <text:p>0.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35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30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table:formula="of:=[.B4]" office:value-type="float" office:value="8171730229210.87" calcext:value-type="float">
            <text:p>8.1717E+12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35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35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30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35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30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35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35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30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table:formula="of:=[.B9]" office:value-type="float" office:value="301363211975.098" calcext:value-type="float">
            <text:p>3.0136E+11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9" calcext:value-type="float">
            <text:p>12629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31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35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J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30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35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30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30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30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35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30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35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35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ameplay" table:style-name="ta1">
        <table:table-column table:style-name="co13" table:default-cell-style-name="Default"/>
        <table:table-column table:style-name="co1" table:default-cell-style-name="ce48"/>
        <table:table-column table:style-name="co1" table:default-cell-style-name="Default"/>
        <table:table-row table:style-name="ro1">
          <table:table-cell office:value-type="string" calcext:value-type="string">
            <text:p>Antenna</text:p>
          </table:table-cell>
          <table:table-cell table:style-name="Default" office:value-type="string" calcext:value-type="string">
            <text:p>Rating</text:p>
          </table:table-cell>
          <table:table-cell office:value-type="string" calcext:value-type="string">
            <text:p>is Relay</text:p>
          </table:table-cell>
        </table:table-row>
        <table:table-row table:style-name="ro1">
          <table:table-cell office:value-type="string" calcext:value-type="string">
            <text:p>Communotron 16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16-S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88-88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DTS-M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HG-55</text:p>
          </table:table-cell>
          <table:table-cell office:value-type="float" office:value="15000000000" calcext:value-type="float">
            <text:p>1.50E+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-5 High Gain Relay</text:p>
          </table:table-cell>
          <table:table-cell office:value-type="float" office:value="5000000" calcext:value-type="float">
            <text:p>5.00E+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100 Relay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2 Relay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 level 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2</text:p>
          </table:table-cell>
          <table:table-cell office:value-type="float" office:value="50000000000" calcext:value-type="float">
            <text:p>5.00E+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3</text:p>
          </table:table-cell>
          <table:table-cell office:value-type="float" office:value="250000000000" calcext:value-type="float">
            <text:p>2.50E+1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Calculators" table:style-name="ta1">
        <table:table-column table:style-name="co14" table:default-cell-style-name="ce30"/>
        <table:table-column table:style-name="co15" table:default-cell-style-name="Default"/>
        <table:table-column table:style-name="co16" table:default-cell-style-name="ce30"/>
        <table:table-column table:style-name="co17" table:default-cell-style-name="ce30"/>
        <table:table-column table:style-name="co1" table:default-cell-style-name="Default"/>
        <table:table-column table:style-name="co18" table:default-cell-style-name="ce45"/>
        <table:table-column table:style-name="co19" table:default-cell-style-name="ce21"/>
        <table:table-column table:style-name="co20" table:default-cell-style-name="Default"/>
        <table:table-column table:style-name="co21" table:default-cell-style-name="ce65"/>
        <table:table-column table:style-name="co1" table:default-cell-style-name="Default"/>
        <table:table-column table:style-name="co22" table:default-cell-style-name="ce45"/>
        <table:table-column table:style-name="co23" table:default-cell-style-name="ce20"/>
        <table:table-column table:style-name="co24" table:default-cell-style-name="ce30"/>
        <table:table-column table:style-name="co25" table:default-cell-style-name="ce67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1" table:default-cell-style-name="Default"/>
        <table:table-row table:style-name="ro2">
          <table:table-cell table:style-name="Heading_20_1"/>
          <table:table-cell table:style-name="Heading_20_1" table:content-validation-name="val1" office:value-type="string" calcext:value-type="string">
            <text:p>Kerbi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3">
          <table:table-cell office:value-type="string" calcext:value-type="string">
            <text:p>Gm</text:p>
          </table:table-cell>
          <table:table-cell table:style-name="ce19" table:formula="of:=VLOOKUP([.B1];[$'Kerbol System'.A2:$'Kerbol System'.M18];2;0)" office:value-type="float" office:value="3531600000000" calcext:value-type="float">
            <text:p>3.5316E+12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2" office:value-type="string" calcext:value-type="string">
            <text:p>Periapsis</text:p>
          </table:table-cell>
          <table:table-cell table:style-name="ce50" office:value-type="float" office:value="600000" calcext:value-type="float">
            <text:p>600,000.000</text:p>
          </table:table-cell>
          <table:table-cell table:style-name="ce84"/>
          <table:table-cell table:style-name="ce64" office:value-type="string" calcext:value-type="string">
            <text:p>m</text:p>
          </table:table-cell>
          <table:table-cell/>
          <table:table-cell table:style-name="ce113" office:value-type="string" calcext:value-type="string" table:number-columns-spanned="4" table:number-rows-spanned="1">
            <text:p>CommNet</text:p>
          </table:table-cell>
          <table:covered-table-cell table:number-columns-repeated="2" table:style-name="ce84"/>
          <table:covered-table-cell table:style-name="ce133"/>
          <table:table-cell/>
          <table:table-cell table:style-name="ce113" office:value-type="string" calcext:value-type="string" table:number-columns-spanned="4" table:number-rows-spanned="1">
            <text:p>Relay network deploy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Parent Gm</text:p>
          </table:table-cell>
          <table:table-cell table:style-name="ce19" table:formula="of:=VLOOKUP([.B1];[$'Kerbol System'.A2:$'Kerbol System'.M18];3;0)" office:value-type="float" office:value="1.17233279483249E+018" calcext:value-type="float">
            <text:p>1.1723E+18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3" office:value-type="string" calcext:value-type="string">
            <text:p>Apoapsis</text:p>
          </table:table-cell>
          <table:table-cell table:style-name="ce51" office:value-type="float" office:value="600000" calcext:value-type="float">
            <text:p>600,000.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4"/>
          <table:table-cell table:style-name="ce84" table:number-columns-repeated="2"/>
          <table:table-cell table:style-name="ce133"/>
          <table:table-cell/>
          <table:table-cell table:style-name="ce44"/>
          <table:table-cell table:style-name="ce84" table:number-columns-repeated="2"/>
          <table:table-cell table:style-name="ce133"/>
          <table:table-cell table:number-columns-repeated="5"/>
        </table:table-row>
        <table:table-row table:style-name="ro1">
          <table:table-cell/>
          <table:table-cell table:style-name="ce30"/>
          <table:table-cell table:number-columns-repeated="3"/>
          <table:table-cell table:style-name="ce44"/>
          <table:table-cell table:style-name="ce84" table:number-columns-repeated="2"/>
          <table:table-cell table:style-name="ce133"/>
          <table:table-cell/>
          <table:table-cell table:style-name="ce43" office:value-type="string" calcext:value-type="string">
            <text:p>Relay Antenna</text:p>
          </table:table-cell>
          <table:table-cell table:style-name="ce55" table:content-validation-name="val2" office:value-type="string" calcext:value-type="string">
            <text:p>HG-5 High Gain Relay</text:p>
          </table:table-cell>
          <table:table-cell table:style-name="Default"/>
          <table:table-cell table:style-name="ce111"/>
          <table:table-cell/>
          <table:table-cell table:style-name="ce43" office:value-type="string" calcext:value-type="string">
            <text:p>Relay sat period</text:p>
          </table:table-cell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us</text:p>
          </table:table-cell>
          <table:table-cell table:style-name="ce20" table:formula="of:=VLOOKUP([.B1];[$'Kerbol System'.A2:$'Kerbol System'.M18];4;0)" office:value-type="float" office:value="600000" calcext:value-type="float">
            <text:p>600,000</text:p>
          </table:table-cell>
          <table:table-cell table:style-name="ce2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formula="of:=([.G2]+[.G3])/2+[.B5]" office:value-type="float" office:value="1200000" calcext:value-type="float">
            <text:p>1,200,000.000</text:p>
          </table:table-cell>
          <table:table-cell table:style-name="ce30"/>
          <table:table-cell table:style-name="ce67" office:value-type="string" calcext:value-type="string">
            <text:p>m</text:p>
          </table:table-cell>
          <table:table-cell/>
          <table:table-cell table:style-name="ce47"/>
          <table:table-cell table:style-name="Default" table:number-columns-repeated="2"/>
          <table:table-cell table:style-name="ce111"/>
          <table:table-cell/>
          <table:table-cell table:style-name="ce43"/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65" office:value-type="string" calcext:value-type="string">
            <text:p>h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 office:value-type="string" calcext:value-type="string">
            <text:p>Sid. Day</text:p>
          </table:table-cell>
          <table:table-cell table:style-name="ce21" table:formula="of:=VLOOKUP([.B1];[$'Kerbol System'.A2:$'Kerbol System'.M18];5;0)" office:value-type="float" office:value="21549.4251830898" calcext:value-type="float">
            <text:p>21,549.425</text:p>
          </table:table-cell>
          <table:table-cell table:style-name="ce21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eriod</text:p>
          </table:table-cell>
          <table:table-cell table:formula="of:=SQRT([.G5]*[.G5]*[.G5]/[.B2])*2*PI()" office:value-type="float" office:value="4395.07189153894" calcext:value-type="float">
            <text:p>4,395.072</text:p>
          </table:table-cell>
          <table:table-cell table:style-name="ce30"/>
          <table:table-cell table:style-name="ce67" office:value-type="string" calcext:value-type="string">
            <text:p>s</text:p>
          </table:table-cell>
          <table:table-cell/>
          <table:table-cell office:value-type="string" calcext:value-type="string">
            <text:p>Rating</text:p>
          </table:table-cell>
          <table:table-cell table:formula="of:=VLOOKUP([.L4];[$Gameplay.A7:$Gameplay.C9];2)" office:value-type="float" office:value="5000000" calcext:value-type="float">
            <text:p>5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/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m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/>
          <table:table-cell table:style-name="ce22" table:formula="of:=COM.MICROSOFT.CONCAT(FLOOR([.B6]/21600);&quot;d &quot;;FLOOR([.B6]/3600-6*FLOOR([.B6]/21600));&quot;h &quot;;FLOOR([.B6]/60-60*FLOOR([.B6]/3600));&quot;m &quot;;TEXT([.B6]-60*FLOOR([.B6]/60);&quot;#0.000&quot;);&quot;s&quot;)" office:value-type="string" office:string-value="0d 5h 59m 9.425s" calcext:value-type="string">
            <text:p>0d 5h 59m 9.425s</text:p>
          </table:table-cell>
          <table:table-cell table:style-name="ce21"/>
          <table:table-cell table:number-columns-repeated="2"/>
          <table:table-cell table:style-name="ce46"/>
          <table:table-cell table:style-name="ce53" table:formula="of:=COM.MICROSOFT.CONCAT(FLOOR([.G6]/21600);&quot;d &quot;;FLOOR([.G6]/3600-6*FLOOR([.G6]/21600));&quot;h &quot;;FLOOR([.G6]/60-60*FLOOR([.G6]/3600));&quot;m &quot;;TEXT([.G6]-60*FLOOR([.G6]/60);&quot;#0.000&quot;);&quot;s&quot;)" office:value-type="string" office:string-value="0d 1h 13m 15.072s" calcext:value-type="string">
            <text:p>0d 1h 13m 15.072s</text:p>
          </table:table-cell>
          <table:table-cell table:style-name="ce60"/>
          <table:table-cell table:style-name="ce68"/>
          <table:table-cell/>
          <table:table-cell office:value-type="string" calcext:value-type="string">
            <text:p>vs DS1</text:p>
          </table:table-cell>
          <table:table-cell table:formula="of:=SQRT(2000000000*[.L6])" office:value-type="float" office:value="100000000" calcext:value-type="float">
            <text:p>1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/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s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 office:value-type="string" calcext:value-type="string">
            <text:p>SMA</text:p>
          </table:table-cell>
          <table:table-cell table:style-name="ce23" table:formula="of:=VLOOKUP([.B1];[$'Kerbol System'.A2:$'Kerbol System'.M18];7;0)" office:value-type="float" office:value="13599840256" calcext:value-type="float">
            <text:p>13,599,840,256.00</text:p>
          </table:table-cell>
          <table:table-cell table:style-name="ce23"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vs DS2</text:p>
          </table:table-cell>
          <table:table-cell table:formula="of:=SQRT(50000000000*[.L6])" office:value-type="float" office:value="500000000" calcext:value-type="float">
            <text:p>5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7"/>
          <table:table-cell table:number-columns-repeated="2"/>
          <table:table-cell table:style-name="ce111"/>
          <table:table-cell table:number-columns-repeated="2"/>
          <table:table-cell table:style-name="ce171" table:number-columns-repeated="3"/>
        </table:table-row>
        <table:table-row table:style-name="ro3">
          <table:table-cell office:value-type="string" calcext:value-type="string">
            <text:p>Eccentricity</text:p>
          </table:table-cell>
          <table:table-cell table:style-name="ce24" table:formula="of:=VLOOKUP([.B1];[$'Kerbol System'.A2:$'Kerbol System'.M18];8;0)" office:value-type="float" office:value="0" calcext:value-type="float">
            <text:p>0.000000</text:p>
          </table:table-cell>
          <table:table-cell table:style-name="ce24"/>
          <table:table-cell table:number-columns-repeated="2"/>
          <table:table-cell table:style-name="ce42" office:value-type="string" calcext:value-type="string">
            <text:p>Period</text:p>
          </table:table-cell>
          <table:table-cell table:style-name="ce87" office:value-type="float" office:value="0" calcext:value-type="float">
            <text:p>0</text:p>
          </table:table-cell>
          <table:table-cell table:style-name="ce84"/>
          <table:table-cell table:style-name="ce64" office:value-type="string" calcext:value-type="string">
            <text:p>d</text:p>
          </table:table-cell>
          <table:table-cell/>
          <table:table-cell office:value-type="string" calcext:value-type="string">
            <text:p>vs DS3</text:p>
          </table:table-cell>
          <table:table-cell table:formula="of:=SQRT(250000000000*[.L6])" office:value-type="float" office:value="1118033988.74989" calcext:value-type="float">
            <text:p>1,118,033,989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Period</text:p>
          </table:table-cell>
          <table:table-cell table:style-name="ce89" table:formula="of:=(([.Q4]*6+[.Q5])*60+[.Q6])*60+[.Q7]" office:value-type="float" office:value="7200" calcext:value-type="float">
            <text:p>7,2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 table:number-columns-repeated="2"/>
          <table:table-cell table:style-name="ce171" table:number-columns-repeated="3"/>
        </table:table-row>
        <table:table-row table:style-name="ro3">
          <table:table-cell office:value-type="string" calcext:value-type="string">
            <text:p>Periapsis</text:p>
          </table:table-cell>
          <table:table-cell table:style-name="ce25" table:formula="of:=[.B8]*(1-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47"/>
          <table:table-cell table:style-name="Default" table:number-columns-repeated="2"/>
          <table:table-cell table:style-name="ce111"/>
          <table:table-cell/>
          <table:table-cell table:style-name="ce45" office:value-type="string" calcext:value-type="string">
            <text:p>SMA</text:p>
          </table:table-cell>
          <table:table-cell table:style-name="ce89" table:formula="of:=POWER([.Q9]*[.Q9]*[.$B$2]/4/PI()/PI();1/3)" office:value-type="float" office:value="1667601.41423496" calcext:value-type="float">
            <text:p>1,667,601.414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 office:value-type="string" calcext:value-type="string">
            <text:p>Apoapsis</text:p>
          </table:table-cell>
          <table:table-cell table:style-name="ce25" table:formula="of:=[.B8]*(1+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5" calcext:value-type="float">
            <text:p>15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Antenna 2</text:p>
          </table:table-cell>
          <table:table-cell table:style-name="ce55" table:content-validation-name="val3" office:value-type="string" calcext:value-type="string">
            <text:p>Communotron 16</text:p>
          </table:table-cell>
          <table:table-cell table:style-name="Default"/>
          <table:table-cell table:style-name="ce111"/>
          <table:table-cell/>
          <table:table-cell table:style-name="ce45" office:value-type="string" calcext:value-type="string">
            <text:p>Height</text:p>
          </table:table-cell>
          <table:table-cell table:style-name="ce21" table:formula="of:=[.Q10]-[.B5]" office:value-type="float" office:value="1067601.41423496" calcext:value-type="float">
            <text:p>1,067,601.414</text:p>
          </table:table-cell>
          <table:table-cell table:style-name="ce30"/>
          <table:table-cell table:style-name="ce67" office:value-type="string" calcext:value-type="string">
            <text:p>m</text:p>
          </table:table-cell>
          <table:table-cell/>
          <table:table-cell table:style-name="ce81"/>
          <table:table-cell table:style-name="ce93"/>
          <table:table-cell table:style-name="ce100" table:number-columns-repeated="2"/>
        </table:table-row>
        <table:table-row table:style-name="ro3">
          <table:table-cell office:value-type="string" calcext:value-type="string">
            <text:p>Inclination</text:p>
          </table:table-cell>
          <table:table-cell table:style-name="ce26" table:formula="of:=VLOOKUP([.B1];[$'Kerbol System'.A2:$'Kerbol System'.M18];9;0)" office:value-type="float" office:value="0" calcext:value-type="float">
            <text:p>0.00000</text:p>
          </table:table-cell>
          <table:table-cell table:style-name="ce26"/>
          <table:table-cell table:style-name="ce39" office:value-type="string" calcext:value-type="string">
            <text:p>°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Default" table:number-columns-repeated="2"/>
          <table:table-cell table:style-name="ce111"/>
          <table:table-cell/>
          <table:table-cell table:style-name="ce47"/>
          <table:table-cell table:number-columns-repeated="2"/>
          <table:table-cell table:style-name="ce111"/>
          <table:table-cell table:number-columns-repeated="5"/>
        </table:table-row>
        <table:table-row table:style-name="ro3">
          <table:table-cell office:value-type="string" calcext:value-type="string">
            <text:p>Period</text:p>
          </table:table-cell>
          <table:table-cell table:style-name="ce21" table:formula="of:=VLOOKUP([.B1];[$'Kerbol System'.A2:$'Kerbol System'.R18];17;0)" office:value-type="float" office:value="9203544.61750141" calcext:value-type="float">
            <text:p>9,203,544.618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4"/>
          <table:table-cell table:style-name="ce84" table:number-columns-repeated="2"/>
          <table:table-cell table:style-name="ce133"/>
          <table:table-cell/>
          <table:table-cell office:value-type="string" calcext:value-type="string">
            <text:p>Rating</text:p>
          </table:table-cell>
          <table:table-cell table:formula="of:=VLOOKUP([.L11];[$Gameplay.A2:$Gameplay.C9];2)" office:value-type="float" office:value="500000" calcext:value-type="float">
            <text:p>5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Deploy interval</text:p>
          </table:table-cell>
          <table:table-cell table:style-name="ce147" office:value-type="float" office:value="4" calcext:value-type="float">
            <text:p>4</text:p>
          </table:table-cell>
          <table:table-cell/>
          <table:table-cell table:style-name="ce111"/>
          <table:table-cell table:number-columns-repeated="5"/>
        </table:table-row>
        <table:table-row table:style-name="ro3">
          <table:table-cell/>
          <table:table-cell table:style-name="ce22" table:formula="of:=COM.MICROSOFT.CONCAT(FLOOR([.B13]/21600);&quot;d &quot;;FLOOR([.B13]/3600-6*FLOOR([.B13]/21600));&quot;h &quot;;FLOOR([.B13]/60-60*FLOOR([.B13]/3600));&quot;m &quot;;TEXT([.B13]-60*FLOOR([.B13]/60);&quot;#0.000&quot;);&quot;s&quot;)" office:value-type="string" office:string-value="426d 0h 32m 24.618s" calcext:value-type="string">
            <text:p>426d 0h 32m 24.618s</text:p>
          </table:table-cell>
          <table:table-cell table:number-columns-repeated="3"/>
          <table:table-cell office:value-type="string" calcext:value-type="string">
            <text:p>Period</text:p>
          </table:table-cell>
          <table:table-cell table:style-name="ce89" table:formula="of:=(([.G9]*6+[.G10])*60+[.G11])*60+[.G12]" office:value-type="float" office:value="4500" calcext:value-type="float">
            <text:p>4,5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office:value-type="string" calcext:value-type="string">
            <text:p>Antenna 1 vs 2</text:p>
          </table:table-cell>
          <table:table-cell table:style-name="ce120" table:formula="of:=SQRT([.L13]*[.L6])" office:value-type="float" office:value="1581138.83008419" calcext:value-type="float">
            <text:p>1,581,139</text:p>
          </table:table-cell>
          <table:table-cell table:style-name="ce81"/>
          <table:table-cell office:value-type="string" calcext:value-type="string">
            <text:p>m</text:p>
          </table:table-cell>
          <table:table-cell/>
          <table:table-cell table:style-name="ce47"/>
          <table:table-cell table:number-columns-repeated="2"/>
          <table:table-cell table:style-name="ce111"/>
          <table:table-cell table:number-columns-repeated="5"/>
        </table:table-row>
        <table:table-row table:style-name="ro3">
          <table:table-cell office:value-type="string" calcext:value-type="string">
            <text:p>SOI</text:p>
          </table:table-cell>
          <table:table-cell table:style-name="ce23" table:formula="of:=VLOOKUP([.B1];[$'Kerbol System'.A2:$'Kerbol System'.R18];18;0)" office:value-type="float" office:value="84159286.4796305" calcext:value-type="float">
            <text:p>84,159,286.48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style-name="ce89" table:formula="of:=POWER([.G14]*[.G14]*[.$B$2]/4/PI()/PI();1/3)" office:value-type="float" office:value="1219024.02887297" calcext:value-type="float">
            <text:p>1,219,024.029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/>
          <table:table-cell office:value-type="string" calcext:value-type="string">
            <text:p>vs DS1</text:p>
          </table:table-cell>
          <table:table-cell table:formula="of:=SQRT(2000000000*[.$L$13])" office:value-type="float" office:value="31622776.6016838" calcext:value-type="float">
            <text:p>31,622,777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period</text:p>
          </table:table-cell>
          <table:table-cell table:style-name="ce21" table:formula="of:=[.Q9]/[.L24]*[.Q13]" office:value-type="float" office:value="9600" calcext:value-type="float">
            <text:p>9,600.000</text:p>
          </table:table-cell>
          <table:table-cell table:style-name="ce30"/>
          <table:table-cell table:style-name="ce67" office:value-type="string" calcext:value-type="string">
            <text:p>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tm. Height</text:p>
          </table:table-cell>
          <table:table-cell table:style-name="ce20" table:formula="of:=VLOOKUP([.B1];[$'Kerbol System'.A2:$'Kerbol System'.R18];14;0)" office:value-type="float" office:value="70000" calcext:value-type="float">
            <text:p>7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Height (circ.)</text:p>
          </table:table-cell>
          <table:table-cell table:style-name="ce90" table:formula="of:=[.G15]-[.$B$5]" office:value-type="float" office:value="619024.028872973" calcext:value-type="float">
            <text:p>619,024.029</text:p>
          </table:table-cell>
          <table:table-cell table:style-name="ce97"/>
          <table:table-cell table:style-name="ce108" office:value-type="string" calcext:value-type="string">
            <text:p>m</text:p>
          </table:table-cell>
          <table:table-cell/>
          <table:table-cell office:value-type="string" calcext:value-type="string">
            <text:p>vs DS2</text:p>
          </table:table-cell>
          <table:table-cell table:formula="of:=SQRT(50000000000*[.$L$13])" office:value-type="float" office:value="158113883.008419" calcext:value-type="float">
            <text:p>158,113,883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5"/>
          <table:table-cell table:style-name="ce37" table:formula="of:=COM.MICROSOFT.CONCAT(FLOOR([.Q15]/21600);&quot;d &quot;;FLOOR([.Q15]/3600-6*FLOOR([.Q15]/21600));&quot;h &quot;;FLOOR([.Q15]/60-60*FLOOR([.Q15]/3600));&quot;m &quot;;TEXT([.Q15]-60*FLOOR([.Q15]/60);&quot;#0.000&quot;);&quot;s&quot;)" office:value-type="string" office:string-value="0d 2h 40m 0.000s" calcext:value-type="string">
            <text:p>0d 2h 40m 0.000s</text:p>
          </table:table-cell>
          <table:table-cell table:style-name="ce30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Obstacle Height</text:p>
          </table:table-cell>
          <table:table-cell table:style-name="ce20" table:formula="of:=VLOOKUP([.B1];[$'Kerbol System'.A2:$'Kerbol System'.R18];15;0)" office:value-type="float" office:value="6767" calcext:value-type="float">
            <text:p>6,767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6" office:value-type="string" calcext:value-type="string">
            <text:p>vs DS3</text:p>
          </table:table-cell>
          <table:table-cell table:style-name="ce121" table:formula="of:=SQRT(250000000000*[.$L$13])" office:value-type="float" office:value="353553390.593274" calcext:value-type="float">
            <text:p>353,553,391</text:p>
          </table:table-cell>
          <table:table-cell table:style-name="ce98"/>
          <table:table-cell table:style-name="ce68"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SMA</text:p>
          </table:table-cell>
          <table:table-cell table:style-name="ce21" table:formula="of:=POWER([.Q15]*[.Q15]*[.B2]/4/PI()/PI();1/3)" office:value-type="float" office:value="2020155.24696157" calcext:value-type="float">
            <text:p>2,020,155.247</text:p>
          </table:table-cell>
          <table:table-cell table:style-name="ce30"/>
          <table:table-cell table:style-name="ce67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</text:p>
          </table:table-cell>
          <table:table-cell table:style-name="ce26" table:formula="of:=[.B2]/[.B5]/[.B5]" office:value-type="float" office:value="9.81" calcext:value-type="float">
            <text:p>9.81000</text:p>
          </table:table-cell>
          <table:table-cell/>
          <table:table-cell office:value-type="string" calcext:value-type="string">
            <text:p>m/s<text:span text:style-name="T1">²</text:span></text:p>
          </table:table-cell>
          <table:table-cell/>
          <table:table-cell table:style-name="ce42" office:value-type="string" calcext:value-type="string">
            <text:p>Period</text:p>
          </table:table-cell>
          <table:table-cell table:style-name="ce87" office:value-type="float" office:value="35" calcext:value-type="float">
            <text:p>35</text:p>
          </table:table-cell>
          <table:table-cell table:style-name="ce84"/>
          <table:table-cell table:style-name="ce64" office:value-type="string" calcext:value-type="string">
            <text:p>d</text:p>
          </table:table-cell>
          <table:table-cell/>
          <table:table-cell table:style-name="Default" table:number-columns-repeated="4"/>
          <table:table-cell/>
          <table:table-cell table:style-name="ce45" office:value-type="string" calcext:value-type="string">
            <text:p>Deploy orbit eccen.</text:p>
          </table:table-cell>
          <table:table-cell table:style-name="ce21" table:formula="of:=ABS([.Q10]-[.Q17])/[.Q17]" office:value-type="float" office:value="0.174518187776343" calcext:value-type="float">
            <text:p>0.175</text:p>
          </table:table-cell>
          <table:table-cell table:style-name="ce30"/>
          <table:table-cell table:style-name="ce67"/>
          <table:table-cell table:number-columns-repeated="5"/>
        </table:table-row>
        <table:table-row table:style-name="ro3">
          <table:table-cell office:value-type="string" calcext:value-type="string">
            <text:p>g/g0</text:p>
          </table:table-cell>
          <table:table-cell table:style-name="ce21" table:formula="of:=[.B18]/9.81" office:value-type="float" office:value="1" calcext:value-type="float">
            <text:p>1.000</text:p>
          </table:table-cell>
          <table:table-cell table:number-columns-repeated="3"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113" office:value-type="string" calcext:value-type="string" table:number-columns-spanned="4" table:number-rows-spanned="1">
            <text:p>Relay network</text:p>
          </table:table-cell>
          <table:covered-table-cell table:number-columns-repeated="3" table:style-name="Default"/>
          <table:table-cell/>
          <table:table-cell table:style-name="ce45" office:value-type="string" calcext:value-type="string">
            <text:p>Deploy orbit Pe ht</text:p>
          </table:table-cell>
          <table:table-cell table:style-name="ce148" table:formula="of:=[.Q17]*(1-[.Q18])-[.B5]" office:value-type="float" office:value="1067601.41423496" calcext:value-type="float">
            <text:p>1,067,601.414</text:p>
          </table:table-cell>
          <table:table-cell table:style-name="ce152"/>
          <table:table-cell table:style-name="ce156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table:style-name="ce30"/>
          <table:table-cell table:number-columns-repeated="3"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115"/>
          <table:table-cell table:style-name="ce84" table:number-columns-repeated="2"/>
          <table:table-cell table:style-name="ce133"/>
          <table:table-cell/>
          <table:table-cell table:style-name="ce45" office:value-type="string" calcext:value-type="string">
            <text:p>Deploy orbit Ap ht</text:p>
          </table:table-cell>
          <table:table-cell table:style-name="ce149" table:formula="of:=[.Q17]*(1+[.Q18])-[.B5]" office:value-type="float" office:value="1772709.07968817" calcext:value-type="float">
            <text:p>1,772,709.080</text:p>
          </table:table-cell>
          <table:table-cell table:style-name="ce81"/>
          <table:table-cell table:style-name="ce67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nc Orbit SMA</text:p>
          </table:table-cell>
          <table:table-cell table:style-name="ce27" table:formula="of:=POWER([.B6]*[.B6]/4/PI()/PI()*[.B2];1/3)" office:value-type="float" office:value="3463334.05948876" calcext:value-type="float">
            <text:p>3,4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tenna range</text:p>
          </table:table-cell>
          <table:table-cell table:style-name="ce120" table:formula="of:=[.L6]" office:value-type="float" office:value="5000000" calcext:value-type="float">
            <text:p>5,000,000</text:p>
          </table:table-cell>
          <table:table-cell table:style-name="ce81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dv (each)</text:p>
          </table:table-cell>
          <table:table-cell table:style-name="ce149" table:formula="of:=ABS(SQRT([.B2]*(2/[.Q10]-1/[.Q17]))-SQRT([.B2]/[.Q10]))" office:value-type="float" office:value="121.880523726901" calcext:value-type="float">
            <text:p>121.881</text:p>
          </table:table-cell>
          <table:table-cell table:style-name="ce81"/>
          <table:table-cell table:style-name="ce67" office:value-type="string" calcext:value-type="string">
            <text:p>m/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nc Orbit Height</text:p>
          </table:table-cell>
          <table:table-cell table:style-name="ce27" table:formula="of:=[.B21]-[.B5]" office:value-type="float" office:value="2863334.05948876" calcext:value-type="float">
            <text:p>2,8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80" office:value-type="string" calcext:value-type="string">
            <text:p>Apsis HEIGHT</text:p>
          </table:table-cell>
          <table:table-cell table:style-name="ce91" office:value-type="float" office:value="100000" calcext:value-type="float">
            <text:p>100,000.000</text:p>
          </table:table-cell>
          <table:table-cell table:style-name="ce98"/>
          <table:table-cell table:style-name="ce109" office:value-type="string" calcext:value-type="string">
            <text:p>m</text:p>
          </table:table-cell>
          <table:table-cell/>
          <table:table-cell office:value-type="string" calcext:value-type="string">
            <text:p>Min # sats</text:p>
          </table:table-cell>
          <table:table-cell table:style-name="ce30" table:formula="of:=FLOOR(PI()/ATAN([.L21]/2/[.B5]))+1" office:value-type="float" office:value="3" calcext:value-type="float">
            <text:p>3</text:p>
          </table:table-cell>
          <table:table-cell table:number-columns-repeated="3"/>
          <table:table-cell table:style-name="ce157" office:value-type="string" calcext:value-type="string">
            <text:p>Sat Separation</text:p>
          </table:table-cell>
          <table:table-cell table:style-name="ce161" table:formula="of:=2*SIN(PI()/[.L24])*[.Q10]" office:value-type="float" office:value="2888370.37622867" calcext:value-type="float">
            <text:p>2,888,370.376</text:p>
          </table:table-cell>
          <table:table-cell table:style-name="ce163"/>
          <table:table-cell table:style-name="ce165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table:style-name="ce30"/>
          <table:table-cell table:number-columns-repeated="3"/>
          <table:table-cell table:style-name="ce44"/>
          <table:table-cell table:style-name="ce84" table:number-columns-repeated="2"/>
          <table:table-cell table:style-name="ce133"/>
          <table:table-cell table:number-columns-repeated="2"/>
          <table:table-cell table:style-name="ce30"/>
          <table:table-cell table:number-columns-repeated="12"/>
        </table:table-row>
        <table:table-row table:style-name="ro3">
          <table:table-cell office:value-type="string" calcext:value-type="string">
            <text:p>Min safe orbit ht</text:p>
          </table:table-cell>
          <table:table-cell table:style-name="ce23" table:formula="of:=MAX([.B16];[.B17])" office:value-type="float" office:value="70000" calcext:value-type="float">
            <text:p>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eriod</text:p>
          </table:table-cell>
          <table:table-cell table:style-name="ce89" table:formula="of:=(([.G18]*6+[.G19])*60+[.G20])*60+[.G21]" office:value-type="float" office:value="756000" calcext:value-type="float">
            <text:p>756,0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table:style-name="ce43" office:value-type="string" calcext:value-type="string">
            <text:p># Sats</text:p>
          </table:table-cell>
          <table:table-cell table:style-name="ce55" office:value-type="float" office:value="3" calcext:value-type="float">
            <text:p>3</text:p>
          </table:table-cell>
          <table:table-cell table:style-name="Default"/>
          <table:table-cell table:style-name="ce111"/>
          <table:table-cell table:number-columns-repeated="10"/>
        </table:table-row>
        <table:table-row table:style-name="ro3">
          <table:table-cell office:value-type="string" calcext:value-type="string">
            <text:p>Min safe SMA</text:p>
          </table:table-cell>
          <table:table-cell table:style-name="ce23" table:formula="of:=[.B24]+[.B5]" office:value-type="float" office:value="670000" calcext:value-type="float">
            <text:p>6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Other HEIGHT</text:p>
          </table:table-cell>
          <table:table-cell table:style-name="ce92" table:formula="of:=2*(POWER([.G24]*[.G24]*[.B2]/4/PI()/PI();1/3)-[.B5])-[.G22]" office:value-type="float" office:value="72930396.9800614" calcext:value-type="float">
            <text:p>72,930,396.980</text:p>
          </table:table-cell>
          <table:table-cell table:style-name="ce99"/>
          <table:table-cell table:style-name="ce110" office:value-type="string" calcext:value-type="string">
            <text:p>m</text:p>
          </table:table-cell>
          <table:table-cell/>
          <table:table-cell table:style-name="ce43"/>
          <table:table-cell table:style-name="ce55"/>
          <table:table-cell table:style-name="Default"/>
          <table:table-cell table:style-name="ce111"/>
          <table:table-cell table:number-columns-repeated="10"/>
        </table:table-row>
        <table:table-row table:style-name="ro1">
          <table:table-cell office:value-type="string" calcext:value-type="string">
            <text:p>Escape velocity</text:p>
          </table:table-cell>
          <table:table-cell table:style-name="ce23" table:formula="of:=SQRT(2*[.B2]/[.B5])" office:value-type="float" office:value="3431.03482931899" calcext:value-type="float">
            <text:p>3,431.03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1"/>
          <table:table-cell table:style-name="ce93"/>
          <table:table-cell table:style-name="ce100" table:number-columns-repeated="2"/>
          <table:table-cell/>
          <table:table-cell table:style-name="ce116" office:value-type="string" calcext:value-type="string" table:number-columns-spanned="4" table:number-rows-spanned="1">
            <text:p>(Relays can communicate with each other)</text:p>
          </table:table-cell>
          <table:covered-table-cell table:number-columns-repeated="2" table:style-name="ce123"/>
          <table:covered-table-cell table:style-name="ce125"/>
          <table:table-cell table:number-columns-repeated="10"/>
        </table:table-row>
        <table:table-row table:style-name="ro1">
          <table:table-cell office:value-type="string" calcext:value-type="string">
            <text:p>Min vel. for orbit</text:p>
          </table:table-cell>
          <table:table-cell table:style-name="ce25" table:formula="of:=SQRT([.B2]/[.B25])" office:value-type="float" office:value="2295.87560118561" calcext:value-type="float">
            <text:p>2,295.88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2" office:value-type="string" calcext:value-type="string" table:number-columns-spanned="4" table:number-rows-spanned="1">
            <text:p>Hohmann transfer</text:p>
          </table:table-cell>
          <table:covered-table-cell table:number-columns-repeated="2" table:style-name="ce84"/>
          <table:covered-table-cell table:style-name="ce133"/>
          <table:table-cell/>
          <table:table-cell office:value-type="string" calcext:value-type="string">
            <text:p>Min SMA</text:p>
          </table:table-cell>
          <table:table-cell table:formula="of:=[.B5]/COS(PI()/[.L24])" office:value-type="float" office:value="1200000" calcext:value-type="float">
            <text:p>1,200,000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 orbit period</text:p>
          </table:table-cell>
          <table:table-cell table:style-name="ce21" table:formula="of:=SQRT([.B25]*[.B25]*[.B25]/[.B2])*2*PI()" office:value-type="float" office:value="1833.60725364927" calcext:value-type="float">
            <text:p>1,833.60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3" office:value-type="string" calcext:value-type="string">
            <text:p>Height 1</text:p>
          </table:table-cell>
          <table:table-cell table:style-name="ce51" office:value-type="float" office:value="100000" calcext:value-type="float">
            <text:p>100,000.000</text:p>
          </table:table-cell>
          <table:table-cell table:style-name="ce5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ax SMA</text:p>
          </table:table-cell>
          <table:table-cell table:formula="of:=[.L21]/2/SIN(PI()/[.L24])" office:value-type="float" office:value="2886751.34594813" calcext:value-type="float">
            <text:p>2,886,751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table-cell table:style-name="ce37" table:formula="of:=COM.MICROSOFT.CONCAT(FLOOR([.B28]/21600);&quot;d &quot;;FLOOR([.B28]/3600-6*FLOOR([.B28]/21600));&quot;h &quot;;FLOOR([.B28]/60-60*FLOOR([.B28]/3600));&quot;m &quot;;TEXT([.B28]-60*FLOOR([.B28]/60);&quot;#0.000&quot;);&quot;s&quot;)" office:value-type="string" office:string-value="0d 0h 30m 33.607s" calcext:value-type="string">
            <text:p>0d 0h 30m 33.607s</text:p>
          </table:table-cell>
          <table:table-cell table:number-columns-repeated="3"/>
          <table:table-cell table:style-name="ce80" office:value-type="string" calcext:value-type="string">
            <text:p>Height 2</text:p>
          </table:table-cell>
          <table:table-cell table:style-name="ce91" office:value-type="float" office:value="2863334" calcext:value-type="float">
            <text:p>2,863,334.000</text:p>
          </table:table-cell>
          <table:table-cell table:style-name="ce101"/>
          <table:table-cell table:style-name="ce109" office:value-type="string" calcext:value-type="string">
            <text:p>m</text:p>
          </table:table-cell>
          <table:table-cell/>
          <table:table-cell table:style-name="ce117" office:value-type="string" calcext:value-type="string">
            <text:p>Min height</text:p>
          </table:table-cell>
          <table:table-cell table:formula="of:=[.L27]-[.B5]" office:value-type="float" office:value="600000" calcext:value-type="float">
            <text:p>600,000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orbit period</text:p>
          </table:table-cell>
          <table:table-cell table:style-name="ce21" table:formula="of:=SQRT([.B15]*[.B15]*[.B15]/[.B2])*2*PI()" office:value-type="float" office:value="2581351.7107282" calcext:value-type="float">
            <text:p>2,581,351.711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Default"/>
          <table:table-cell/>
          <table:table-cell table:style-name="ce111"/>
          <table:table-cell/>
          <table:table-cell office:value-type="string" calcext:value-type="string">
            <text:p>Max height</text:p>
          </table:table-cell>
          <table:table-cell table:formula="of:=[.L28]-[.B5]" office:value-type="float" office:value="2286751.34594813" calcext:value-type="float">
            <text:p>2,286,751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table-cell table:style-name="ce37" table:formula="of:=COM.MICROSOFT.CONCAT(FLOOR([.B30]/21600);&quot;d &quot;;FLOOR([.B30]/3600-6*FLOOR([.B30]/21600));&quot;h &quot;;FLOOR([.B30]/60-60*FLOOR([.B30]/3600));&quot;m &quot;;TEXT([.B30]-60*FLOOR([.B30]/60);&quot;#0.000&quot;);&quot;s&quot;)" office:value-type="string" office:string-value="119d 3h 2m 31.711s" calcext:value-type="string">
            <text:p>119d 3h 2m 31.711s</text:p>
          </table:table-cell>
          <table:table-cell table:number-columns-repeated="3"/>
          <table:table-cell office:value-type="string" calcext:value-type="string">
            <text:p>SMA</text:p>
          </table:table-cell>
          <table:table-cell table:formula="of:=([.G28]+[.G29])/2+[.B5]" office:value-type="float" office:value="2081667" calcext:value-type="float">
            <text:p>2,081,667.000</text:p>
          </table:table-cell>
          <table:table-cell table:style-name="ce30"/>
          <table:table-cell table:style-name="ce67" office:value-type="string" calcext:value-type="string">
            <text:p>m</text:p>
          </table:table-cell>
          <table:table-cell/>
          <table:table-cell office:value-type="string" calcext:value-type="string">
            <text:p>Min Period</text:p>
          </table:table-cell>
          <table:table-cell table:style-name="ce21" table:formula="of:=SQRT([.L27]*[.L27]*[.L27]/[.B2])*2*PI()" office:value-type="float" office:value="4395.07189153894" calcext:value-type="float">
            <text:p>4,395.072</text:p>
          </table:table-cell>
          <table:table-cell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Transfer time</text:p>
          </table:table-cell>
          <table:table-cell table:formula="of:=SQRT([.G31]*[.G31]*[.G31]/[.B2])*PI()" office:value-type="float" office:value="5020.8934471279" calcext:value-type="float">
            <text:p>5,020.893</text:p>
          </table:table-cell>
          <table:table-cell table:style-name="ce30"/>
          <table:table-cell table:style-name="ce67" office:value-type="string" calcext:value-type="string">
            <text:p>s</text:p>
          </table:table-cell>
          <table:table-cell table:number-columns-repeated="2"/>
          <table:table-cell table:style-name="ce37" table:formula="of:=COM.MICROSOFT.CONCAT(FLOOR([.L31]/21600);&quot;d &quot;;FLOOR([.L31]/3600-6*FLOOR([.L31]/21600));&quot;h &quot;;FLOOR([.L31]/60-60*FLOOR([.L31]/3600));&quot;m &quot;;TEXT([.L31]-60*FLOOR([.L31]/60);&quot;#0.000&quot;);&quot;s&quot;)" office:value-type="string" office:string-value="0d 1h 13m 15.072s" calcext:value-type="string">
            <text:p>0d 1h 13m 15.072s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7" table:formula="of:=COM.MICROSOFT.CONCAT(FLOOR([.G32]/21600);&quot;d &quot;;FLOOR([.G32]/3600-6*FLOOR([.G32]/21600));&quot;h &quot;;FLOOR([.G32]/60-60*FLOOR([.G32]/3600));&quot;m &quot;;TEXT([.G32]-60*FLOOR([.G32]/60);&quot;#0.000&quot;);&quot;s&quot;)" office:value-type="string" office:string-value="0d 1h 23m 40.893s" calcext:value-type="string">
            <text:p>0d 1h 23m 40.893s</text:p>
          </table:table-cell>
          <table:table-cell table:style-name="ce30"/>
          <table:table-cell table:style-name="ce67"/>
          <table:table-cell/>
          <table:table-cell office:value-type="string" calcext:value-type="string">
            <text:p>Max Period</text:p>
          </table:table-cell>
          <table:table-cell table:style-name="ce21" table:formula="of:=SQRT([.L28]*[.L28]*[.L28]/[.B2])*2*PI()" office:value-type="float" office:value="16398.6531348978" calcext:value-type="float">
            <text:p>16,398.653</text:p>
          </table:table-cell>
          <table:table-cell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Body rotates</text:p>
          </table:table-cell>
          <table:table-cell table:formula="of:=360*[.G32]/[.B6]" office:value-type="float" office:value="83.8779515281195" calcext:value-type="float">
            <text:p>83.878</text:p>
          </table:table-cell>
          <table:table-cell table:style-name="ce30"/>
          <table:table-cell table:style-name="ce112" office:value-type="string" calcext:value-type="string">
            <text:p>°</text:p>
          </table:table-cell>
          <table:table-cell table:number-columns-repeated="2"/>
          <table:table-cell table:style-name="ce37" table:formula="of:=COM.MICROSOFT.CONCAT(FLOOR([.L33]/21600);&quot;d &quot;;FLOOR([.L33]/3600-6*FLOOR([.L33]/21600));&quot;h &quot;;FLOOR([.L33]/60-60*FLOOR([.L33]/3600));&quot;m &quot;;TEXT([.L33]-60*FLOOR([.L33]/60);&quot;#0.000&quot;);&quot;s&quot;)" office:value-type="string" office:string-value="0d 4h 33m 18.653s" calcext:value-type="string">
            <text:p>0d 4h 33m 18.653s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Insert dv</text:p>
          </table:table-cell>
          <table:table-cell table:formula="of:=SQRT([.B2]*(2/([.G28]+[.B5])-1/[.G31]))-SQRT([.B2]/([.G28]+[.B5]))" office:value-type="float" office:value="651.059233785699" calcext:value-type="float">
            <text:p>651.059</text:p>
          </table:table-cell>
          <table:table-cell table:style-name="ce30"/>
          <table:table-cell table:style-name="ce67" office:value-type="string" calcext:value-type="string">
            <text:p>m/s</text:p>
          </table:table-cell>
          <table:table-cell/>
          <table:table-cell table:style-name="ce118"/>
          <table:table-cell table:style-name="ce98" table:number-columns-repeated="2"/>
          <table:table-cell table:style-name="ce126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Final dv</text:p>
          </table:table-cell>
          <table:table-cell table:formula="of:=SQRT([.B2]/([.G29]+[.B5]))-SQRT([.B2]*(2/([.G29]+[.B5])-1/[.G31]))" office:value-type="float" office:value="424.233207862991" calcext:value-type="float">
            <text:p>424.233</text:p>
          </table:table-cell>
          <table:table-cell table:style-name="ce30"/>
          <table:table-cell table:style-name="ce67" office:value-type="string" calcext:value-type="string">
            <text:p>m/s</text:p>
          </table:table-cell>
          <table:table-cell/>
          <table:table-cell table:style-name="ce119" table:number-columns-repeated="4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ce46" office:value-type="string" calcext:value-type="string">
            <text:p>Total dv</text:p>
          </table:table-cell>
          <table:table-cell table:style-name="ce94" table:formula="of:=[.G35]+[.G36]" office:value-type="float" office:value="1075.29244164869" calcext:value-type="float">
            <text:p>1,075.292</text:p>
          </table:table-cell>
          <table:table-cell table:style-name="ce60"/>
          <table:table-cell table:style-name="ce68" office:value-type="string" calcext:value-type="string">
            <text:p>m/s</text:p>
          </table:table-cell>
          <table:table-cell/>
          <table:table-cell table:style-name="Default" table:number-columns-repeated="4"/>
          <table:table-cell table:number-columns-repeated="10"/>
        </table:table-row>
        <calcext:conditional-formats>
          <calcext:conditional-format calcext:target-range-address="Calculators.B21:Calculators.D22">
            <calcext:condition calcext:apply-style-name="Red BG" calcext:value="formula-is([.$B$21]&gt;=[.$B$15])" calcext:base-cell-address="Calculators.B21"/>
          </calcext:conditional-format>
          <calcext:conditional-format calcext:target-range-address="Calculators.G14:Calculators.I16 Calculators.G24:Calculators.I26 Calculators.V5:Calculators.X11 Calculators.Q9:Calculators.S10 Calculators.V12:Calculators.S12">
            <calcext:condition calcext:apply-style-name="Red BG" calcext:value="formula-is(OR([.$G$16]&lt;[.$B$24];[.$G$15]&gt;[.$B$15]))" calcext:base-cell-address="Calculators.G5"/>
          </calcext:conditional-format>
          <calcext:conditional-format calcext:target-range-address="Calculators.G25:Calculators.I25">
            <calcext:condition calcext:apply-style-name="Red BG" calcext:value="formula-is([.$G$25]&gt;=[.$B$15])" calcext:base-cell-address="Calculators.G25"/>
          </calcext:conditional-format>
          <calcext:conditional-format calcext:target-range-address="Calculators.Q13:Calculators.Q13">
            <calcext:condition calcext:apply-style-name="Red BG" calcext:value="formula-is([.$Q$13]=[.$L$24])" calcext:base-cell-address="Calculators.Q13"/>
          </calcext:conditional-format>
          <calcext:conditional-format calcext:target-range-address="Calculators.Q19:Calculators.S19">
            <calcext:condition calcext:apply-style-name="Red BG" calcext:value="formula-is([.$Q$19]&lt;=[.$B$24])" calcext:base-cell-address="Calculators.Q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BG" style:display-name="Red BG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6T20:08:34.778000000</dc:date>
    <meta:editing-duration>PT16H59M41S</meta:editing-duration>
    <meta:editing-cycles>53</meta:editing-cycles>
    <meta:generator>LibreOffice/7.4.3.2$Windows_X86_64 LibreOffice_project/1048a8393ae2eeec98dff31b5c133c5f1d08b890</meta:generator>
    <meta:document-statistic meta:table-count="3" meta:cell-count="582" meta:object-count="0"/>
  </office:meta>
</office:document-meta>
</file>